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4874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2.219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8807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993" table:default-cell-style-name="Default"/>
        <table:table-row table:style-name="ro1">
          <table:table-cell table:style-name="ce1" office:value-type="string">
            <text:p>Object Type</text:p>
          </table:table-cell>
          <table:table-cell table:style-name="ce1" office:value-type="string">
            <text:p>Visibility</text:p>
          </table:table-cell>
          <table:table-cell table:style-name="ce1" office:value-type="string">
            <text:p>Electrical Type</text:p>
          </table:table-cell>
          <table:table-cell table:style-name="ce1" office:value-type="string">
            <text:p>Pin Numb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?</text:p>
          </table:table-cell>
          <table:table-cell table:style-name="ce1" office:value-type="string">
            <text:p>Encoded: Inverted</text:p>
          </table:table-cell>
          <table:table-cell table:style-name="ce1" office:value-type="string">
            <text:p>?</text:p>
          </table:table-cell>
          <table:table-cell table:style-name="ce1" office:value-type="string">
            <text:p>Pin Color</text:p>
          </table:table-cell>
          <table:table-cell table:number-columns-repeated="2" table:style-name="ce1" office:value-type="string">
            <text:p>?</text:p>
          </table:table-cell>
          <table:table-cell table:style-name="ce1"/>
          <table:table-cell table:style-name="ce1" office:value-type="string">
            <text:p>Pin Name</text:p>
          </table:table-cell>
          <table:table-cell table:style-name="ce1" table:number-columns-repeated="3"/>
          <table:table-cell table:style-name="ce1" office:value-type="string">
            <text:p>Name Color</text:p>
          </table:table-cell>
          <table:table-cell table:style-name="ce1" table:number-columns-repeated="3"/>
          <table:table-cell table:style-name="ce1" office:value-type="string">
            <text:p>Pin Number Text</text:p>
          </table:table-cell>
          <table:table-cell table:style-name="ce1" table:number-columns-repeated="3"/>
          <table:table-cell table:style-name="ce1" office:value-type="string">
            <text:p>Number Color</text:p>
          </table:table-cell>
          <table:table-cell table:style-name="ce1"/>
          <table:table-cell table:style-name="ce1" office:value-type="string">
            <text:p>Encoded: Clock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2"/>
          <table:table-cell table:style-name="ce2" office:value-type="string">
            <text:p>4:Power, 3:IO, 2:Output, 1:Input, 0:Undefined</text:p>
          </table:table-cell>
          <table:table-cell table:style-name="ce2" table:number-columns-repeated="5"/>
          <table:table-cell table:style-name="ce2" office:value-type="string">
            <text:p>0^^XXX: False, 1^^XXX: True</text:p>
          </table:table-cell>
          <table:table-cell table:style-name="ce2" table:number-columns-repeated="19"/>
          <table:table-cell table:style-name="ce2" office:value-type="string">
            <text:p>XXX^^0: false, XXX^^1: True</text:p>
          </table:table-cell>
          <table:table-cell table:style-name="ce2" table:number-columns-repeated="995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gge41</text:p>
          </table:table-cell>
          <table:table-cell office:value-type="string">
            <text:p>0^^490</text:p>
          </table:table-cell>
          <table:table-cell office:value-type="string">
            <text:p>70^^M 490 70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70^^0</text:p>
          </table:table-cell>
          <table:table-cell office:value-type="string">
            <text:p>M 480 67 L 477 70 L 480 7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string">
            <text:p>gge42</text:p>
          </table:table-cell>
          <table:table-cell office:value-type="string">
            <text:p>0^^300</text:p>
          </table:table-cell>
          <table:table-cell office:value-type="string">
            <text:p>70^^M 300 70 h 10</text:p>
          </table:table-cell>
          <table:table-cell office:value-type="string">
            <text:p>#FF0000^^1</text:p>
          </table:table-cell>
          <table:table-cell office:value-type="float" office:value="313.7">
            <text:p>313.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+3V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FF0000^^1</text:p>
          </table:table-cell>
          <table:table-cell office:value-type="float" office:value="309.5">
            <text:p>309.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FF0000^^0</text:p>
          </table:table-cell>
          <table:table-cell office:value-type="float" office:value="307">
            <text:p>307</text:p>
          </table:table-cell>
          <table:table-cell office:value-type="string">
            <text:p>70^^0</text:p>
          </table:table-cell>
          <table:table-cell office:value-type="string">
            <text:p>M 310 73 L 313 70 L 310 6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table:number-columns-repeated="2" office:value-type="float" office:value="3">
            <text:p>3</text:p>
          </table:table-cell>
          <table:table-cell office:value-type="float" office:value="490">
            <text:p>49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gge43</text:p>
          </table:table-cell>
          <table:table-cell office:value-type="string">
            <text:p>0^^490</text:p>
          </table:table-cell>
          <table:table-cell office:value-type="string">
            <text:p>85^^M 490 8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USB_D+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85^^0</text:p>
          </table:table-cell>
          <table:table-cell office:value-type="string">
            <text:p>M 480 82 L 477 85 L 480 8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table:number-columns-repeated="2"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string">
            <text:p>gge44</text:p>
          </table:table-cell>
          <table:table-cell office:value-type="string">
            <text:p>0^^300</text:p>
          </table:table-cell>
          <table:table-cell office:value-type="string">
            <text:p>85^^M 300 85 h 10</text:p>
          </table:table-cell>
          <table:table-cell office:value-type="string">
            <text:p>#FF0000^^1</text:p>
          </table:table-cell>
          <table:table-cell office:value-type="float" office:value="313.7">
            <text:p>313.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+3V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FF0000^^1</text:p>
          </table:table-cell>
          <table:table-cell office:value-type="float" office:value="309.5">
            <text:p>309.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FF0000^^0</text:p>
          </table:table-cell>
          <table:table-cell office:value-type="float" office:value="307">
            <text:p>307</text:p>
          </table:table-cell>
          <table:table-cell office:value-type="string">
            <text:p>85^^0</text:p>
          </table:table-cell>
          <table:table-cell office:value-type="string">
            <text:p>M 310 88 L 313 85 L 310 8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gge45</text:p>
          </table:table-cell>
          <table:table-cell office:value-type="string">
            <text:p>0^^490</text:p>
          </table:table-cell>
          <table:table-cell office:value-type="string">
            <text:p>100^^M 490 10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USB_D-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100^^0</text:p>
          </table:table-cell>
          <table:table-cell office:value-type="string">
            <text:p>M 480 97 L 477 100 L 480 10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string">
            <text:p>gge46</text:p>
          </table:table-cell>
          <table:table-cell office:value-type="string">
            <text:p>0^^300</text:p>
          </table:table-cell>
          <table:table-cell office:value-type="string">
            <text:p>100^^M 300 10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LED1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100^^0</text:p>
          </table:table-cell>
          <table:table-cell office:value-type="string">
            <text:p>M 310 103 L 313 100 L 310 9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gge47</text:p>
          </table:table-cell>
          <table:table-cell office:value-type="string">
            <text:p>0^^490</text:p>
          </table:table-cell>
          <table:table-cell office:value-type="string">
            <text:p>115^^M 490 115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115^^0</text:p>
          </table:table-cell>
          <table:table-cell office:value-type="string">
            <text:p>M 480 112 L 477 115 L 480 11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string">
            <text:p>gge416</text:p>
          </table:table-cell>
          <table:table-cell office:value-type="string">
            <text:p>0^^300</text:p>
          </table:table-cell>
          <table:table-cell office:value-type="string">
            <text:p>185^^M 300 18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LED2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185^^0</text:p>
          </table:table-cell>
          <table:table-cell office:value-type="string">
            <text:p>M 310 188 L 313 185 L 310 18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90">
            <text:p>49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gge417</text:p>
          </table:table-cell>
          <table:table-cell office:value-type="string">
            <text:p>0^^490</text:p>
          </table:table-cell>
          <table:table-cell office:value-type="string">
            <text:p>190^^M 490 19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SDIO Data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190^^0</text:p>
          </table:table-cell>
          <table:table-cell office:value-type="string">
            <text:p>M 480 187 L 477 190 L 480 19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string">
            <text:p>gge418</text:p>
          </table:table-cell>
          <table:table-cell office:value-type="string">
            <text:p>0^^300</text:p>
          </table:table-cell>
          <table:table-cell office:value-type="string">
            <text:p>200^^M 300 200 h 10</text:p>
          </table:table-cell>
          <table:table-cell office:value-type="string">
            <text:p>#000000^^1</text:p>
          </table:table-cell>
          <table:table-cell office:value-type="float" office:value="313.7">
            <text:p>313.7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309.5">
            <text:p>309.5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307">
            <text:p>307</text:p>
          </table:table-cell>
          <table:table-cell office:value-type="string">
            <text:p>200^^0</text:p>
          </table:table-cell>
          <table:table-cell office:value-type="string">
            <text:p>M 310 203 L 313 200 L 310 19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90">
            <text:p>490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gge419</text:p>
          </table:table-cell>
          <table:table-cell office:value-type="string">
            <text:p>0^^490</text:p>
          </table:table-cell>
          <table:table-cell office:value-type="string">
            <text:p>205^^M 490 20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SDIO Data3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205^^0</text:p>
          </table:table-cell>
          <table:table-cell office:value-type="string">
            <text:p>M 480 202 L 477 205 L 480 20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string">
            <text:p>gge420</text:p>
          </table:table-cell>
          <table:table-cell office:value-type="string">
            <text:p>0^^300</text:p>
          </table:table-cell>
          <table:table-cell office:value-type="string">
            <text:p>220^^M 300 22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UART WAKE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220^^0</text:p>
          </table:table-cell>
          <table:table-cell office:value-type="string">
            <text:p>M 310 223 L 313 220 L 310 21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90">
            <text:p>49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gge421</text:p>
          </table:table-cell>
          <table:table-cell office:value-type="string">
            <text:p>0^^490</text:p>
          </table:table-cell>
          <table:table-cell office:value-type="string">
            <text:p>220^^M 490 22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SDIO WAKE#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220^^0</text:p>
          </table:table-cell>
          <table:table-cell office:value-type="string">
            <text:p>M 480 217 L 477 220 L 480 22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0">
            <text:p>300</text:p>
          </table:table-cell>
          <table:table-cell office:value-type="float" office:value="235">
            <text:p>235</text:p>
          </table:table-cell>
          <table:table-cell office:value-type="float" office:value="180">
            <text:p>180</text:p>
          </table:table-cell>
          <table:table-cell office:value-type="string">
            <text:p>gge422</text:p>
          </table:table-cell>
          <table:table-cell office:value-type="string">
            <text:p>0^^300</text:p>
          </table:table-cell>
          <table:table-cell office:value-type="string">
            <text:p>235^^M 300 23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UART Rx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235^^0</text:p>
          </table:table-cell>
          <table:table-cell office:value-type="string">
            <text:p>M 310 238 L 313 235 L 310 23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00">
            <text:p>300</text:p>
          </table:table-cell>
          <table:table-cell office:value-type="float" office:value="260">
            <text:p>260</text:p>
          </table:table-cell>
          <table:table-cell office:value-type="float" office:value="180">
            <text:p>180</text:p>
          </table:table-cell>
          <table:table-cell office:value-type="string">
            <text:p>gge432</text:p>
          </table:table-cell>
          <table:table-cell office:value-type="string">
            <text:p>0^^300</text:p>
          </table:table-cell>
          <table:table-cell office:value-type="string">
            <text:p>260^^M 300 26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UART Tx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260^^0</text:p>
          </table:table-cell>
          <table:table-cell office:value-type="string">
            <text:p>M 310 263 L 313 260 L 310 25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90">
            <text:p>49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gge433</text:p>
          </table:table-cell>
          <table:table-cell office:value-type="string">
            <text:p>0^^490</text:p>
          </table:table-cell>
          <table:table-cell office:value-type="string">
            <text:p>260^^M 490 260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260^^0</text:p>
          </table:table-cell>
          <table:table-cell office:value-type="string">
            <text:p>M 480 257 L 477 260 L 480 26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00">
            <text:p>300</text:p>
          </table:table-cell>
          <table:table-cell office:value-type="float" office:value="275">
            <text:p>275</text:p>
          </table:table-cell>
          <table:table-cell office:value-type="float" office:value="180">
            <text:p>180</text:p>
          </table:table-cell>
          <table:table-cell office:value-type="string">
            <text:p>gge434</text:p>
          </table:table-cell>
          <table:table-cell office:value-type="string">
            <text:p>0^^300</text:p>
          </table:table-cell>
          <table:table-cell office:value-type="string">
            <text:p>275^^M 300 27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UART CTS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275^^0</text:p>
          </table:table-cell>
          <table:table-cell office:value-type="string">
            <text:p>M 310 278 L 313 275 L 310 27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490">
            <text:p>49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gge435</text:p>
          </table:table-cell>
          <table:table-cell office:value-type="string">
            <text:p>0^^490</text:p>
          </table:table-cell>
          <table:table-cell office:value-type="string">
            <text:p>275^^M 490 27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PETp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275^^0</text:p>
          </table:table-cell>
          <table:table-cell office:value-type="string">
            <text:p>M 480 272 L 477 275 L 480 27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00">
            <text:p>300</text:p>
          </table:table-cell>
          <table:table-cell office:value-type="float" office:value="290">
            <text:p>290</text:p>
          </table:table-cell>
          <table:table-cell office:value-type="float" office:value="180">
            <text:p>180</text:p>
          </table:table-cell>
          <table:table-cell office:value-type="string">
            <text:p>gge436</text:p>
          </table:table-cell>
          <table:table-cell office:value-type="string">
            <text:p>0^^300</text:p>
          </table:table-cell>
          <table:table-cell office:value-type="string">
            <text:p>290^^M 300 29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UART RTS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290^^0</text:p>
          </table:table-cell>
          <table:table-cell office:value-type="string">
            <text:p>M 310 293 L 313 290 L 310 28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0">
            <text:p>49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gge437</text:p>
          </table:table-cell>
          <table:table-cell office:value-type="string">
            <text:p>0^^490</text:p>
          </table:table-cell>
          <table:table-cell office:value-type="string">
            <text:p>290^^M 490 29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PETn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290^^0</text:p>
          </table:table-cell>
          <table:table-cell office:value-type="string">
            <text:p>M 480 287 L 477 290 L 480 29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00">
            <text:p>300</text:p>
          </table:table-cell>
          <table:table-cell office:value-type="float" office:value="305">
            <text:p>305</text:p>
          </table:table-cell>
          <table:table-cell office:value-type="float" office:value="180">
            <text:p>180</text:p>
          </table:table-cell>
          <table:table-cell office:value-type="string">
            <text:p>gge438</text:p>
          </table:table-cell>
          <table:table-cell office:value-type="string">
            <text:p>0^^300</text:p>
          </table:table-cell>
          <table:table-cell office:value-type="string">
            <text:p>305^^M 300 30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Vendor_Define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05^^0</text:p>
          </table:table-cell>
          <table:table-cell office:value-type="string">
            <text:p>M 310 308 L 313 305 L 310 30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90">
            <text:p>490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gge439</text:p>
          </table:table-cell>
          <table:table-cell office:value-type="string">
            <text:p>0^^490</text:p>
          </table:table-cell>
          <table:table-cell office:value-type="string">
            <text:p>305^^M 490 305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305^^0</text:p>
          </table:table-cell>
          <table:table-cell office:value-type="string">
            <text:p>M 480 302 L 477 305 L 480 30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180">
            <text:p>180</text:p>
          </table:table-cell>
          <table:table-cell office:value-type="string">
            <text:p>gge440</text:p>
          </table:table-cell>
          <table:table-cell office:value-type="string">
            <text:p>0^^300</text:p>
          </table:table-cell>
          <table:table-cell office:value-type="string">
            <text:p>320^^M 300 32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Vendor_Define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20^^0</text:p>
          </table:table-cell>
          <table:table-cell office:value-type="string">
            <text:p>M 310 323 L 313 320 L 310 31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90">
            <text:p>49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string">
            <text:p>gge441</text:p>
          </table:table-cell>
          <table:table-cell office:value-type="string">
            <text:p>0^^490</text:p>
          </table:table-cell>
          <table:table-cell office:value-type="string">
            <text:p>320^^M 490 32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PERp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320^^0</text:p>
          </table:table-cell>
          <table:table-cell office:value-type="string">
            <text:p>M 480 317 L 477 320 L 480 32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00">
            <text:p>300</text:p>
          </table:table-cell>
          <table:table-cell office:value-type="float" office:value="335">
            <text:p>335</text:p>
          </table:table-cell>
          <table:table-cell office:value-type="float" office:value="180">
            <text:p>180</text:p>
          </table:table-cell>
          <table:table-cell office:value-type="string">
            <text:p>gge442</text:p>
          </table:table-cell>
          <table:table-cell office:value-type="string">
            <text:p>0^^300</text:p>
          </table:table-cell>
          <table:table-cell office:value-type="string">
            <text:p>335^^M 300 33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Vendor_Define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35^^0</text:p>
          </table:table-cell>
          <table:table-cell office:value-type="string">
            <text:p>M 310 338 L 313 335 L 310 33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90">
            <text:p>49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string">
            <text:p>gge443</text:p>
          </table:table-cell>
          <table:table-cell office:value-type="string">
            <text:p>0^^490</text:p>
          </table:table-cell>
          <table:table-cell office:value-type="string">
            <text:p>335^^M 490 33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PERn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335^^0</text:p>
          </table:table-cell>
          <table:table-cell office:value-type="string">
            <text:p>M 480 332 L 477 335 L 480 33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180">
            <text:p>180</text:p>
          </table:table-cell>
          <table:table-cell office:value-type="string">
            <text:p>gge444</text:p>
          </table:table-cell>
          <table:table-cell office:value-type="string">
            <text:p>0^^300</text:p>
          </table:table-cell>
          <table:table-cell office:value-type="string">
            <text:p>350^^M 300 35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string">
            <text:p>COEX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50^^0</text:p>
          </table:table-cell>
          <table:table-cell office:value-type="string">
            <text:p>M 310 353 L 313 350 L 310 34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90">
            <text:p>49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gge445</text:p>
          </table:table-cell>
          <table:table-cell office:value-type="string">
            <text:p>0^^490</text:p>
          </table:table-cell>
          <table:table-cell office:value-type="string">
            <text:p>350^^M 490 350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350^^0</text:p>
          </table:table-cell>
          <table:table-cell office:value-type="string">
            <text:p>M 480 347 L 477 350 L 480 35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office:value-type="float" office:value="365">
            <text:p>365</text:p>
          </table:table-cell>
          <table:table-cell office:value-type="float" office:value="180">
            <text:p>180</text:p>
          </table:table-cell>
          <table:table-cell office:value-type="string">
            <text:p>gge446</text:p>
          </table:table-cell>
          <table:table-cell office:value-type="string">
            <text:p>0^^300</text:p>
          </table:table-cell>
          <table:table-cell office:value-type="string">
            <text:p>365^^M 300 36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string">
            <text:p>COEX_Rx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65^^0</text:p>
          </table:table-cell>
          <table:table-cell office:value-type="string">
            <text:p>M 310 368 L 313 365 L 310 36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490">
            <text:p>490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string">
            <text:p>gge447</text:p>
          </table:table-cell>
          <table:table-cell office:value-type="string">
            <text:p>0^^490</text:p>
          </table:table-cell>
          <table:table-cell office:value-type="string">
            <text:p>365^^M 490 36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string">
            <text:p>PEFCLKp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365^^1</text:p>
          </table:table-cell>
          <table:table-cell office:value-type="string">
            <text:p>M 480 362 L 477 365 L 480 36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00">
            <text:p>300</text:p>
          </table:table-cell>
          <table:table-cell office:value-type="float" office:value="380">
            <text:p>380</text:p>
          </table:table-cell>
          <table:table-cell office:value-type="float" office:value="180">
            <text:p>180</text:p>
          </table:table-cell>
          <table:table-cell office:value-type="string">
            <text:p>gge448</text:p>
          </table:table-cell>
          <table:table-cell office:value-type="string">
            <text:p>0^^300</text:p>
          </table:table-cell>
          <table:table-cell office:value-type="string">
            <text:p>380^^M 300 38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COEX_Tx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80^^0</text:p>
          </table:table-cell>
          <table:table-cell office:value-type="string">
            <text:p>M 310 383 L 313 380 L 310 37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90">
            <text:p>49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string">
            <text:p>gge449</text:p>
          </table:table-cell>
          <table:table-cell office:value-type="string">
            <text:p>0^^490</text:p>
          </table:table-cell>
          <table:table-cell office:value-type="string">
            <text:p>380^^M 490 38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PEFCLKn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380^^1</text:p>
          </table:table-cell>
          <table:table-cell office:value-type="string">
            <text:p>M 480 377 L 477 380 L 480 38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">
            <text:p>395</text:p>
          </table:table-cell>
          <table:table-cell office:value-type="float" office:value="180">
            <text:p>180</text:p>
          </table:table-cell>
          <table:table-cell office:value-type="string">
            <text:p>gge450</text:p>
          </table:table-cell>
          <table:table-cell office:value-type="string">
            <text:p>0^^300</text:p>
          </table:table-cell>
          <table:table-cell office:value-type="string">
            <text:p>395^^M 300 39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SUSCLK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395^^1</text:p>
          </table:table-cell>
          <table:table-cell office:value-type="string">
            <text:p>M 310 398 L 313 395 L 310 39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490">
            <text:p>490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string">
            <text:p>gge451</text:p>
          </table:table-cell>
          <table:table-cell office:value-type="string">
            <text:p>0^^490</text:p>
          </table:table-cell>
          <table:table-cell office:value-type="string">
            <text:p>395^^M 490 395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395^^0</text:p>
          </table:table-cell>
          <table:table-cell office:value-type="string">
            <text:p>M 480 392 L 477 395 L 480 39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00">
            <text:p>300</text:p>
          </table:table-cell>
          <table:table-cell office:value-type="float" office:value="410">
            <text:p>410</text:p>
          </table:table-cell>
          <table:table-cell office:value-type="float" office:value="180">
            <text:p>180</text:p>
          </table:table-cell>
          <table:table-cell office:value-type="string">
            <text:p>gge452</text:p>
          </table:table-cell>
          <table:table-cell office:value-type="string">
            <text:p>0^^300</text:p>
          </table:table-cell>
          <table:table-cell office:value-type="string">
            <text:p>410^^M 300 41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PERST0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410^^0</text:p>
          </table:table-cell>
          <table:table-cell office:value-type="string">
            <text:p>M 310 413 L 313 410 L 310 40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490">
            <text:p>49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string">
            <text:p>gge453</text:p>
          </table:table-cell>
          <table:table-cell office:value-type="string">
            <text:p>0^^490</text:p>
          </table:table-cell>
          <table:table-cell office:value-type="string">
            <text:p>410^^M 490 41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CLKREQ0#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410^^1</text:p>
          </table:table-cell>
          <table:table-cell office:value-type="string">
            <text:p>M 480 407 L 477 410 L 480 41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0">
            <text:p>300</text:p>
          </table:table-cell>
          <table:table-cell office:value-type="float" office:value="425">
            <text:p>425</text:p>
          </table:table-cell>
          <table:table-cell office:value-type="float" office:value="180">
            <text:p>180</text:p>
          </table:table-cell>
          <table:table-cell office:value-type="string">
            <text:p>gge454</text:p>
          </table:table-cell>
          <table:table-cell office:value-type="string">
            <text:p>0^^300</text:p>
          </table:table-cell>
          <table:table-cell office:value-type="string">
            <text:p>425^^M 300 42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string">
            <text:p>W_DISABLE2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425^^0</text:p>
          </table:table-cell>
          <table:table-cell office:value-type="string">
            <text:p>M 310 428 L 313 425 L 310 42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490">
            <text:p>49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string">
            <text:p>gge455</text:p>
          </table:table-cell>
          <table:table-cell office:value-type="string">
            <text:p>0^^490</text:p>
          </table:table-cell>
          <table:table-cell office:value-type="string">
            <text:p>425^^M 490 42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string">
            <text:p>PEWake0#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425^^0</text:p>
          </table:table-cell>
          <table:table-cell office:value-type="string">
            <text:p>M 480 422 L 477 425 L 480 42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40">
            <text:p>440</text:p>
          </table:table-cell>
          <table:table-cell office:value-type="float" office:value="180">
            <text:p>180</text:p>
          </table:table-cell>
          <table:table-cell office:value-type="string">
            <text:p>gge456</text:p>
          </table:table-cell>
          <table:table-cell office:value-type="string">
            <text:p>0^^300</text:p>
          </table:table-cell>
          <table:table-cell office:value-type="string">
            <text:p>440^^M 300 44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string">
            <text:p>W_DISABLE1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440^^0</text:p>
          </table:table-cell>
          <table:table-cell office:value-type="string">
            <text:p>M 310 443 L 313 440 L 310 43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490">
            <text:p>49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string">
            <text:p>gge457</text:p>
          </table:table-cell>
          <table:table-cell office:value-type="string">
            <text:p>0^^490</text:p>
          </table:table-cell>
          <table:table-cell office:value-type="string">
            <text:p>440^^M 490 440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440^^0</text:p>
          </table:table-cell>
          <table:table-cell office:value-type="string">
            <text:p>M 480 437 L 477 440 L 480 44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00">
            <text:p>300</text:p>
          </table:table-cell>
          <table:table-cell office:value-type="float" office:value="455">
            <text:p>455</text:p>
          </table:table-cell>
          <table:table-cell office:value-type="float" office:value="180">
            <text:p>180</text:p>
          </table:table-cell>
          <table:table-cell office:value-type="string">
            <text:p>gge458</text:p>
          </table:table-cell>
          <table:table-cell office:value-type="string">
            <text:p>0^^300</text:p>
          </table:table-cell>
          <table:table-cell office:value-type="string">
            <text:p>455^^M 300 45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string">
            <text:p>I2C/SMB_DATA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455^^0</text:p>
          </table:table-cell>
          <table:table-cell office:value-type="string">
            <text:p>M 310 458 L 313 455 L 310 45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90">
            <text:p>49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string">
            <text:p>gge459</text:p>
          </table:table-cell>
          <table:table-cell office:value-type="string">
            <text:p>0^^490</text:p>
          </table:table-cell>
          <table:table-cell office:value-type="string">
            <text:p>455^^M 490 45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string">
            <text:p>PERp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455^^0</text:p>
          </table:table-cell>
          <table:table-cell office:value-type="string">
            <text:p>M 480 452 L 477 455 L 480 45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470">
            <text:p>470</text:p>
          </table:table-cell>
          <table:table-cell office:value-type="float" office:value="180">
            <text:p>180</text:p>
          </table:table-cell>
          <table:table-cell office:value-type="string">
            <text:p>gge460</text:p>
          </table:table-cell>
          <table:table-cell office:value-type="string">
            <text:p>0^^300</text:p>
          </table:table-cell>
          <table:table-cell office:value-type="string">
            <text:p>470^^M 300 47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string">
            <text:p>I2C/SMB_CLK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470^^1</text:p>
          </table:table-cell>
          <table:table-cell office:value-type="string">
            <text:p>M 310 473 L 313 470 L 310 46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90">
            <text:p>490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string">
            <text:p>gge461</text:p>
          </table:table-cell>
          <table:table-cell office:value-type="string">
            <text:p>0^^490</text:p>
          </table:table-cell>
          <table:table-cell office:value-type="string">
            <text:p>470^^M 490 47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string">
            <text:p>PERn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470^^0</text:p>
          </table:table-cell>
          <table:table-cell office:value-type="string">
            <text:p>M 480 467 L 477 470 L 480 47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00">
            <text:p>300</text:p>
          </table:table-cell>
          <table:table-cell office:value-type="float" office:value="485">
            <text:p>485</text:p>
          </table:table-cell>
          <table:table-cell office:value-type="float" office:value="180">
            <text:p>180</text:p>
          </table:table-cell>
          <table:table-cell office:value-type="string">
            <text:p>gge462</text:p>
          </table:table-cell>
          <table:table-cell office:value-type="string">
            <text:p>0^^300</text:p>
          </table:table-cell>
          <table:table-cell office:value-type="string">
            <text:p>485^^M 300 48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string">
            <text:p>I2C ALERT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485^^0</text:p>
          </table:table-cell>
          <table:table-cell office:value-type="string">
            <text:p>M 310 488 L 313 485 L 310 48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490">
            <text:p>49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string">
            <text:p>gge463</text:p>
          </table:table-cell>
          <table:table-cell office:value-type="string">
            <text:p>0^^490</text:p>
          </table:table-cell>
          <table:table-cell office:value-type="string">
            <text:p>485^^M 490 485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485^^0</text:p>
          </table:table-cell>
          <table:table-cell office:value-type="string">
            <text:p>M 480 482 L 477 485 L 480 48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80">
            <text:p>180</text:p>
          </table:table-cell>
          <table:table-cell office:value-type="string">
            <text:p>gge464</text:p>
          </table:table-cell>
          <table:table-cell office:value-type="string">
            <text:p>0^^300</text:p>
          </table:table-cell>
          <table:table-cell office:value-type="string">
            <text:p>500^^M 300 50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string">
            <text:p>Reserved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500^^0</text:p>
          </table:table-cell>
          <table:table-cell office:value-type="string">
            <text:p>M 310 503 L 313 500 L 310 49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90">
            <text:p>49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gge465</text:p>
          </table:table-cell>
          <table:table-cell office:value-type="string">
            <text:p>0^^490</text:p>
          </table:table-cell>
          <table:table-cell office:value-type="string">
            <text:p>500^^M 490 50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string">
            <text:p>PETp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500^^0</text:p>
          </table:table-cell>
          <table:table-cell office:value-type="string">
            <text:p>M 480 497 L 477 500 L 480 50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float" office:value="515">
            <text:p>515</text:p>
          </table:table-cell>
          <table:table-cell office:value-type="float" office:value="180">
            <text:p>180</text:p>
          </table:table-cell>
          <table:table-cell office:value-type="string">
            <text:p>gge466</text:p>
          </table:table-cell>
          <table:table-cell office:value-type="string">
            <text:p>0^^300</text:p>
          </table:table-cell>
          <table:table-cell office:value-type="string">
            <text:p>515^^M 300 51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string">
            <text:p>UIM_SWP/PREST1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515^^0</text:p>
          </table:table-cell>
          <table:table-cell office:value-type="string">
            <text:p>M 310 518 L 313 515 L 310 51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90">
            <text:p>490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string">
            <text:p>gge467</text:p>
          </table:table-cell>
          <table:table-cell office:value-type="string">
            <text:p>0^^490</text:p>
          </table:table-cell>
          <table:table-cell office:value-type="string">
            <text:p>515^^M 490 51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string">
            <text:p>PETn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515^^0</text:p>
          </table:table-cell>
          <table:table-cell office:value-type="string">
            <text:p>M 480 512 L 477 515 L 480 51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float" office:value="530">
            <text:p>530</text:p>
          </table:table-cell>
          <table:table-cell office:value-type="float" office:value="180">
            <text:p>180</text:p>
          </table:table-cell>
          <table:table-cell office:value-type="string">
            <text:p>gge468</text:p>
          </table:table-cell>
          <table:table-cell office:value-type="string">
            <text:p>0^^300</text:p>
          </table:table-cell>
          <table:table-cell office:value-type="string">
            <text:p>530^^M 300 53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office:value-type="string">
            <text:p>UIM NEG/CLKREQ1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530^^0</text:p>
          </table:table-cell>
          <table:table-cell office:value-type="string">
            <text:p>M 310 533 L 313 530 L 310 52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490">
            <text:p>490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string">
            <text:p>gge469</text:p>
          </table:table-cell>
          <table:table-cell office:value-type="string">
            <text:p>0^^490</text:p>
          </table:table-cell>
          <table:table-cell office:value-type="string">
            <text:p>530^^M 490 530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530^^0</text:p>
          </table:table-cell>
          <table:table-cell office:value-type="string">
            <text:p>M 480 527 L 477 530 L 480 53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545">
            <text:p>545</text:p>
          </table:table-cell>
          <table:table-cell office:value-type="float" office:value="180">
            <text:p>180</text:p>
          </table:table-cell>
          <table:table-cell office:value-type="string">
            <text:p>gge470</text:p>
          </table:table-cell>
          <table:table-cell office:value-type="string">
            <text:p>0^^300</text:p>
          </table:table-cell>
          <table:table-cell office:value-type="string">
            <text:p>545^^M 300 54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string">
            <text:p>UIM POS/PEWAKE1#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545^^0</text:p>
          </table:table-cell>
          <table:table-cell office:value-type="string">
            <text:p>M 310 548 L 313 545 L 310 54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90">
            <text:p>490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string">
            <text:p>gge471</text:p>
          </table:table-cell>
          <table:table-cell office:value-type="string">
            <text:p>0^^490</text:p>
          </table:table-cell>
          <table:table-cell office:value-type="string">
            <text:p>545^^M 490 54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string">
            <text:p>REFCLKp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545^^1</text:p>
          </table:table-cell>
          <table:table-cell office:value-type="string">
            <text:p>M 480 542 L 477 545 L 480 54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300">
            <text:p>300</text:p>
          </table:table-cell>
          <table:table-cell office:value-type="float" office:value="560">
            <text:p>560</text:p>
          </table:table-cell>
          <table:table-cell office:value-type="float" office:value="180">
            <text:p>180</text:p>
          </table:table-cell>
          <table:table-cell office:value-type="string">
            <text:p>gge472</text:p>
          </table:table-cell>
          <table:table-cell office:value-type="string">
            <text:p>0^^300</text:p>
          </table:table-cell>
          <table:table-cell office:value-type="string">
            <text:p>560^^M 300 560 h 10</text:p>
          </table:table-cell>
          <table:table-cell office:value-type="string">
            <text:p>#FF0000^^1</text:p>
          </table:table-cell>
          <table:table-cell office:value-type="float" office:value="313.7">
            <text:p>313.7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string">
            <text:p>+3V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FF0000^^1</text:p>
          </table:table-cell>
          <table:table-cell office:value-type="float" office:value="309.5">
            <text:p>309.5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FF0000^^0</text:p>
          </table:table-cell>
          <table:table-cell office:value-type="float" office:value="307">
            <text:p>307</text:p>
          </table:table-cell>
          <table:table-cell office:value-type="string">
            <text:p>560^^0</text:p>
          </table:table-cell>
          <table:table-cell office:value-type="string">
            <text:p>M 310 563 L 313 560 L 310 55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90">
            <text:p>49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string">
            <text:p>gge473</text:p>
          </table:table-cell>
          <table:table-cell office:value-type="string">
            <text:p>0^^490</text:p>
          </table:table-cell>
          <table:table-cell office:value-type="string">
            <text:p>560^^M 490 56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string">
            <text:p>REFCLKn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560^^1</text:p>
          </table:table-cell>
          <table:table-cell office:value-type="string">
            <text:p>M 480 557 L 477 560 L 480 56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300">
            <text:p>300</text:p>
          </table:table-cell>
          <table:table-cell office:value-type="float" office:value="575">
            <text:p>575</text:p>
          </table:table-cell>
          <table:table-cell office:value-type="float" office:value="180">
            <text:p>180</text:p>
          </table:table-cell>
          <table:table-cell office:value-type="string">
            <text:p>gge474</text:p>
          </table:table-cell>
          <table:table-cell office:value-type="string">
            <text:p>0^^300</text:p>
          </table:table-cell>
          <table:table-cell office:value-type="string">
            <text:p>575^^M 300 575 h 10</text:p>
          </table:table-cell>
          <table:table-cell office:value-type="string">
            <text:p>#FF0000^^1</text:p>
          </table:table-cell>
          <table:table-cell office:value-type="float" office:value="313.7">
            <text:p>313.7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string">
            <text:p>+3V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FF0000^^1</text:p>
          </table:table-cell>
          <table:table-cell office:value-type="float" office:value="309.5">
            <text:p>309.5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FF0000^^0</text:p>
          </table:table-cell>
          <table:table-cell office:value-type="float" office:value="307">
            <text:p>307</text:p>
          </table:table-cell>
          <table:table-cell office:value-type="string">
            <text:p>575^^0</text:p>
          </table:table-cell>
          <table:table-cell office:value-type="string">
            <text:p>M 310 578 L 313 575 L 310 57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90">
            <text:p>490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string">
            <text:p>gge475</text:p>
          </table:table-cell>
          <table:table-cell office:value-type="string">
            <text:p>0^^490</text:p>
          </table:table-cell>
          <table:table-cell office:value-type="string">
            <text:p>575^^M 490 575 h -10</text:p>
          </table:table-cell>
          <table:table-cell office:value-type="string">
            <text:p>#000000^^1</text:p>
          </table:table-cell>
          <table:table-cell office:value-type="float" office:value="476.3">
            <text:p>476.3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string">
            <text:p>GN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00^^1</text:p>
          </table:table-cell>
          <table:table-cell office:value-type="float" office:value="480.5">
            <text:p>480.5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00^^0</text:p>
          </table:table-cell>
          <table:table-cell office:value-type="float" office:value="483">
            <text:p>483</text:p>
          </table:table-cell>
          <table:table-cell office:value-type="string">
            <text:p>575^^0</text:p>
          </table:table-cell>
          <table:table-cell office:value-type="string">
            <text:p>M 480 572 L 477 575 L 480 57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string">
            <text:p>gge543</text:p>
          </table:table-cell>
          <table:table-cell office:value-type="string">
            <text:p>0^^300</text:p>
          </table:table-cell>
          <table:table-cell office:value-type="string">
            <text:p>120^^M 300 12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I2S/PCM CLK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120^^1</text:p>
          </table:table-cell>
          <table:table-cell office:value-type="string">
            <text:p>M 310 123 L 313 120 L 310 11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string">
            <text:p>gge567</text:p>
          </table:table-cell>
          <table:table-cell office:value-type="string">
            <text:p>0^^300</text:p>
          </table:table-cell>
          <table:table-cell office:value-type="string">
            <text:p>135^^M 300 13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I2S WS/PCM Sync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135^^0</text:p>
          </table:table-cell>
          <table:table-cell office:value-type="string">
            <text:p>M 310 138 L 313 135 L 310 13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string">
            <text:p>gge591</text:p>
          </table:table-cell>
          <table:table-cell office:value-type="string">
            <text:p>0^^300</text:p>
          </table:table-cell>
          <table:table-cell office:value-type="string">
            <text:p>150^^M 300 150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I2S In/PCM In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150^^0</text:p>
          </table:table-cell>
          <table:table-cell office:value-type="string">
            <text:p>M 310 153 L 313 150 L 310 147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string">
            <text:p>gge615</text:p>
          </table:table-cell>
          <table:table-cell office:value-type="string">
            <text:p>0^^300</text:p>
          </table:table-cell>
          <table:table-cell office:value-type="string">
            <text:p>165^^M 300 165 h 10</text:p>
          </table:table-cell>
          <table:table-cell office:value-type="string">
            <text:p>#880000^^1</text:p>
          </table:table-cell>
          <table:table-cell office:value-type="float" office:value="313.7">
            <text:p>313.7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I2S SD Out/PCM Out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309.5">
            <text:p>309.5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307">
            <text:p>307</text:p>
          </table:table-cell>
          <table:table-cell office:value-type="string">
            <text:p>165^^0</text:p>
          </table:table-cell>
          <table:table-cell office:value-type="string">
            <text:p>M 310 168 L 313 165 L 310 162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0">
            <text:p>49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gge639</text:p>
          </table:table-cell>
          <table:table-cell office:value-type="string">
            <text:p>0^^490</text:p>
          </table:table-cell>
          <table:table-cell office:value-type="string">
            <text:p>130^^M 490 13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SYS/SDIO CLK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130^^1</text:p>
          </table:table-cell>
          <table:table-cell office:value-type="string">
            <text:p>M 480 127 L 477 130 L 480 13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90">
            <text:p>49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gge663</text:p>
          </table:table-cell>
          <table:table-cell office:value-type="string">
            <text:p>0^^490</text:p>
          </table:table-cell>
          <table:table-cell office:value-type="string">
            <text:p>145^^M 490 14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SDIO CMD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145^^0</text:p>
          </table:table-cell>
          <table:table-cell office:value-type="string">
            <text:p>M 480 142 L 477 145 L 480 14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90">
            <text:p>49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gge687</text:p>
          </table:table-cell>
          <table:table-cell office:value-type="string">
            <text:p>0^^490</text:p>
          </table:table-cell>
          <table:table-cell office:value-type="string">
            <text:p>160^^M 490 160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SDIO Data0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160^^0</text:p>
          </table:table-cell>
          <table:table-cell office:value-type="string">
            <text:p>M 480 157 L 477 160 L 480 163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90">
            <text:p>49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gge711</text:p>
          </table:table-cell>
          <table:table-cell office:value-type="string">
            <text:p>0^^490</text:p>
          </table:table-cell>
          <table:table-cell office:value-type="string">
            <text:p>175^^M 490 17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SDIO Data1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175^^0</text:p>
          </table:table-cell>
          <table:table-cell office:value-type="string">
            <text:p>M 480 172 L 477 175 L 480 178",</text:p>
          </table:table-cell>
          <table:table-cell table:number-columns-repeated="994"/>
        </table:table-row>
        <table:table-row table:style-name="ro3">
          <table:table-cell office:value-type="string">
            <text:p><text:s text:c="4"/>"P</text:p>
          </table:table-cell>
          <table:table-cell office:value-type="string">
            <text:p>show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90">
            <text:p>490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gge718</text:p>
          </table:table-cell>
          <table:table-cell office:value-type="string">
            <text:p>0^^490</text:p>
          </table:table-cell>
          <table:table-cell office:value-type="string">
            <text:p>235^^M 490 235 h -10</text:p>
          </table:table-cell>
          <table:table-cell office:value-type="string">
            <text:p>#880000^^1</text:p>
          </table:table-cell>
          <table:table-cell office:value-type="float" office:value="476.3">
            <text:p>476.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SDIO Reset#/Tx Blank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#0000FF^^1</text:p>
          </table:table-cell>
          <table:table-cell office:value-type="float" office:value="480.5">
            <text:p>480.5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#0000FF^^0</text:p>
          </table:table-cell>
          <table:table-cell office:value-type="float" office:value="483">
            <text:p>483</text:p>
          </table:table-cell>
          <table:table-cell office:value-type="string">
            <text:p>235^^0</text:p>
          </table:table-cell>
          <table:table-cell office:value-type="string">
            <text:p>M 480 232 L 477 235 L 480 238"</text:p>
          </table:table-cell>
          <table:table-cell table:number-columns-repeated="994"/>
        </table:table-row>
        <table:table-row table:style-name="ro3">
          <table:table-cell office:value-type="string">
            <text:p><text:s text:c="2"/>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3/08/2022</text:date>, <text:time>10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ty Perrotti</meta:initial-creator>
    <meta:creation-date>2022-03-07T13:06:25.04</meta:creation-date>
    <dc:date>2022-03-08T10:22:28.64</dc:date>
    <dc:creator>Monty Perrotti</dc:creator>
    <meta:editing-duration>PT20H37M36S</meta:editing-duration>
    <meta:editing-cycles>1</meta:editing-cycles>
    <meta:document-statistic meta:table-count="3" meta:cell-count="1764" meta:object-count="0"/>
    <meta:generator>OpenOffice/4.1.11$Win32 OpenOffice.org_project/4111m1$Build-9808</meta:generator>
  </office:meta>
</office:document-meta>
</file>